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9000000F75DF28F738DFCD542.png" manifest:media-type="image/png"/>
  <manifest:file-entry manifest:full-path="Pictures/10000000000004B00000038421DEC524011365B6.jpg" manifest:media-type="image/jpeg"/>
  <manifest:file-entry manifest:full-path="Pictures/10000000000000F9000000713BC044C3C9E7F0C7.png" manifest:media-type="image/png"/>
  <manifest:file-entry manifest:full-path="Pictures/10000000000000A10000004534ECB7735B598428.png" manifest:media-type="image/png"/>
  <manifest:file-entry manifest:full-path="Pictures/100000000000049000000138F4B840F20AC8E735.png" manifest:media-type="image/png"/>
  <manifest:file-entry manifest:full-path="Pictures/100000010000060F000004AEE67336A0B9B80C01.png" manifest:media-type="image/png"/>
  <manifest:file-entry manifest:full-path="Pictures/10000001000000BD00000057905259342481DABA.gif" manifest:media-type="image/gif"/>
  <manifest:file-entry manifest:full-path="Pictures/100000000000021A000000EB8ACF8904EB0A656A.jpg" manifest:media-type="image/jpeg"/>
  <manifest:file-entry manifest:full-path="Pictures/1000000000000193000000AA97ED903DA7D515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46cm" fo:min-width="13.5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127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0000ff" loext:opacity="100%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paragraph-properties style:writing-mode="lr-tb"/>
      <style:text-properties fo:color="#3333ff" loext:opacity="100%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 style:writing-mode="lr-tb"/>
      <style:text-properties fo:color="#0000ff" loext:opacity="100%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 style:writing-mode="lr-tb"/>
      <style:text-properties fo:color="#111111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paragraph-properties style:writing-mode="lr-tb"/>
      <style:text-properties fo:color="#111111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loext:opacity="100%" style:text-underline-style="solid" style:text-underline-width="auto" style:text-underline-color="font-color"/>
    </style:style>
    <style:style style:name="T4" style:family="text">
      <style:text-properties fo:color="#0000ff" loext:opacity="100%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048cm" svg:x="0.762cm" svg:y="14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</text:span><text:span text:style-name="T1">Técnico </text:span><text:span text:style-name="T1">de </text:span><text:span text:style-name="T1">FPGAs </text:span><text:span text:style-name="T1">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97ED903DA7D5159C.png" xlink:type="simple" xlink:show="embed" xlink:actuate="onLoad" draw:mime-type="image/png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8ACF8904EB0A656A.jpg" xlink:type="simple" xlink:show="embed" xlink:actuate="onLoad" draw:mime-type="image/jpeg">
            <text:p/>
          </draw:image>
        </draw:frame>
        <draw:frame draw:style-name="gr3" draw:text-style-name="P6" draw:layer="layout" svg:width="3.476cm" svg:height="1.6cm" svg:x="18.288cm" svg:y="19.05cm">
          <draw:image xlink:href="Pictures/10000001000000BD00000057905259342481DABA.gif" xlink:type="simple" xlink:show="embed" xlink:actuate="onLoad" draw:mime-type="image/gif">
            <text:p/>
          </draw:image>
        </draw:frame>
        <draw:frame presentation:style-name="pr2" draw:text-style-name="P9" draw:layer="layout" svg:width="21.844cm" svg:height="1.127cm" svg:x="5.588cm" svg:y="2.175cm">
          <draw:text-box>
            <text:p text:style-name="P2"><text:span text:style-name="T5">CT.14: Buses: Medio compartido</text:span></text:p>
          </draw:text-box>
        </draw:frame>
        <draw:frame draw:style-name="gr3" draw:text-style-name="P6" draw:layer="layout" svg:width="3.302cm" svg:height="2.551cm" svg:x="5.08cm" svg:y="18.449cm">
          <draw:image xlink:href="Pictures/100000010000060F000004AEE67336A0B9B80C01.png" xlink:type="simple" xlink:show="embed" xlink:actuate="onLoad" draw:mime-type="image/png">
            <text:p/>
          </draw:image>
        </draw:frame>
        <draw:frame presentation:style-name="pr3" draw:text-style-name="P10" draw:layer="layout" svg:width="8.128cm" svg:height="1.575cm" svg:x="9.144cm" svg:y="18.999cm">
          <draw:text-box>
            <text:p><text:span text:style-name="T6">Madrid, 2023-Enero-17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34ECB7735B598428.png" xlink:type="simple" xlink:show="embed" xlink:actuate="onLoad" draw:mime-type="image/png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21DEC524011365B6.jpg" xlink:type="simple" xlink:show="embed" xlink:actuate="onLoad" draw:mime-type="image/jpeg">
            <text:p/>
          </draw:image>
        </draw:frame>
        <draw:frame draw:style-name="gr7" draw:text-style-name="P11" draw:layer="layout" svg:width="0.502cm" svg:height="1.187cm" svg:x="12.756cm" svg:y="8.892cm">
          <draw:text-box>
            <text:p/>
          </draw:text-box>
        </draw:frame>
        <draw:frame draw:style-name="gr8" draw:text-style-name="P6" draw:layer="layout" svg:width="3.81cm" svg:height="1.728cm" svg:x="0.762cm" svg:y="18.796cm">
          <draw:image xlink:href="Pictures/10000000000000F9000000713BC044C3C9E7F0C7.png" xlink:type="simple" xlink:show="embed" xlink:actuate="onLoad" draw:mime-type="image/png">
            <text:p/>
          </draw:image>
        </draw:frame>
        <draw:frame draw:style-name="gr9" draw:text-style-name="P12" draw:layer="layout" svg:width="8.034cm" svg:height="4.851cm" svg:x="18.128cm" svg:y="12.446cm">
          <draw:image xlink:href="Pictures/1000000000000199000000F75DF28F738DFCD542.png" xlink:type="simple" xlink:show="embed" xlink:actuate="onLoad" draw:mime-type="image/png">
            <text:p/>
          </draw:image>
        </draw:frame>
        <draw:frame draw:style-name="gr9" draw:text-style-name="P12" draw:layer="layout" svg:width="23.935cm" svg:height="6.392cm" svg:x="1.778cm" svg:y="5.842cm">
          <draw:image xlink:href="Pictures/100000000000049000000138F4B840F20AC8E735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3-01-17T19:57:09.727166064</dc:date>
    <meta:editing-duration>P8DT5H10M28S</meta:editing-duration>
    <meta:editing-cycles>573</meta:editing-cycles>
    <meta:generator>LibreOffice/7.3.7.2$Linux_X86_64 LibreOffice_project/30$Build-2</meta:generator>
    <meta:print-date>2017-10-04T10:42:29.653181544</meta:print-date>
    <meta:document-statistic meta:object-count="41"/>
  </office:meta>
</office:document-meta>
</file>